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2cm" svg:y1="2.358cm" svg:x2="2.495cm" svg:y2="2.358cm">
          <text:p/>
        </draw:line>
        <draw:line draw:style-name="gr1" draw:text-style-name="P1" draw:layer="layout" svg:x1="3.701cm" svg:y1="1.058cm" svg:x2="4.996cm" svg:y2="1.058cm">
          <text:p/>
        </draw:line>
        <draw:line draw:style-name="gr1" draw:text-style-name="P1" draw:layer="layout" svg:x1="6.3cm" svg:y1="2.358cm" svg:x2="7.595cm" svg:y2="2.358cm">
          <text:p/>
        </draw:line>
        <draw:line draw:style-name="gr1" draw:text-style-name="P1" draw:layer="layout" svg:x1="8.901cm" svg:y1="2.358cm" svg:x2="10.196cm" svg:y2="2.358cm">
          <text:p/>
        </draw:line>
        <draw:line draw:style-name="gr1" draw:text-style-name="P1" draw:layer="layout" svg:x1="2.4cm" svg:y1="1.058cm" svg:x2="3.695cm" svg:y2="1.058cm">
          <text:p/>
        </draw:line>
        <draw:line draw:style-name="gr1" draw:text-style-name="P1" draw:layer="layout" svg:x1="4.901cm" svg:y1="1.058cm" svg:x2="6.196cm" svg:y2="1.058cm">
          <text:p/>
        </draw:line>
        <draw:line draw:style-name="gr1" draw:text-style-name="P1" draw:layer="layout" svg:x1="7.5cm" svg:y1="1.058cm" svg:x2="8.795cm" svg:y2="1.058cm">
          <text:p/>
        </draw:line>
        <draw:line draw:style-name="gr1" draw:text-style-name="P1" draw:layer="layout" svg:x1="10.101cm" svg:y1="1.058cm" svg:x2="11.396cm" svg:y2="1.058cm">
          <text:p/>
        </draw:line>
        <draw:line draw:style-name="gr1" draw:text-style-name="P1" draw:layer="layout" svg:x1="2.46cm" svg:y1="2.396cm" svg:x2="2.46cm" svg:y2="1.101cm">
          <text:p/>
        </draw:line>
        <draw:line draw:style-name="gr1" draw:text-style-name="P1" draw:layer="layout" svg:x1="6.26cm" svg:y1="2.397cm" svg:x2="6.26cm" svg:y2="1.102cm">
          <text:p/>
        </draw:line>
        <draw:line draw:style-name="gr1" draw:text-style-name="P1" draw:layer="layout" svg:x1="7.56cm" svg:y1="2.396cm" svg:x2="7.56cm" svg:y2="1.101cm">
          <text:p/>
        </draw:line>
        <draw:line draw:style-name="gr1" draw:text-style-name="P1" draw:layer="layout" svg:x1="8.86cm" svg:y1="2.397cm" svg:x2="8.86cm" svg:y2="1.102cm">
          <text:p/>
        </draw:line>
        <draw:line draw:style-name="gr1" draw:text-style-name="P1" draw:layer="layout" svg:x1="10.16cm" svg:y1="2.396cm" svg:x2="10.16cm" svg:y2="1.101cm">
          <text:p/>
        </draw:line>
        <draw:line draw:style-name="gr1" draw:text-style-name="P1" draw:layer="layout" svg:x1="11.46cm" svg:y1="2.397cm" svg:x2="11.46cm" svg:y2="1.102cm">
          <text:p/>
        </draw:line>
        <draw:line draw:style-name="gr1" draw:text-style-name="P1" draw:layer="layout" svg:x1="11.36cm" svg:y1="4.559cm" svg:x2="10.065cm" svg:y2="4.559cm">
          <text:p/>
        </draw:line>
        <draw:line draw:style-name="gr1" draw:text-style-name="P1" draw:layer="layout" svg:x1="8.759cm" svg:y1="4.559cm" svg:x2="7.464cm" svg:y2="4.559cm">
          <text:p/>
        </draw:line>
        <draw:line draw:style-name="gr1" draw:text-style-name="P1" draw:layer="layout" svg:x1="6.26cm" svg:y1="4.559cm" svg:x2="4.965cm" svg:y2="4.559cm">
          <text:p/>
        </draw:line>
        <draw:line draw:style-name="gr1" draw:text-style-name="P1" draw:layer="layout" svg:x1="3.759cm" svg:y1="4.559cm" svg:x2="2.464cm" svg:y2="4.559cm">
          <text:p/>
        </draw:line>
        <draw:line draw:style-name="gr1" draw:text-style-name="P1" draw:layer="layout" svg:x1="10.06cm" svg:y1="4.559cm" svg:x2="8.765cm" svg:y2="4.559cm">
          <text:p/>
        </draw:line>
        <draw:line draw:style-name="gr1" draw:text-style-name="P1" draw:layer="layout" svg:x1="7.559cm" svg:y1="4.559cm" svg:x2="6.264cm" svg:y2="4.559cm">
          <text:p/>
        </draw:line>
        <draw:line draw:style-name="gr1" draw:text-style-name="P1" draw:layer="layout" svg:x1="5.06cm" svg:y1="3.259cm" svg:x2="3.765cm" svg:y2="3.259cm">
          <text:p/>
        </draw:line>
        <draw:line draw:style-name="gr1" draw:text-style-name="P1" draw:layer="layout" svg:x1="2.559cm" svg:y1="3.259cm" svg:x2="1.264cm" svg:y2="3.259cm">
          <text:p/>
        </draw:line>
        <draw:line draw:style-name="gr1" draw:text-style-name="P1" draw:layer="layout" svg:x1="5cm" svg:y1="4.597cm" svg:x2="5cm" svg:y2="3.302cm">
          <text:p/>
        </draw:line>
        <draw:line draw:style-name="gr1" draw:text-style-name="P1" draw:layer="layout" svg:x1="3.7cm" svg:y1="4.598cm" svg:x2="3.7cm" svg:y2="3.303cm">
          <text:p/>
        </draw:line>
        <draw:line draw:style-name="gr1" draw:text-style-name="P1" draw:layer="layout" svg:x1="2.5cm" svg:y1="4.597cm" svg:x2="2.5cm" svg:y2="3.302cm">
          <text:p/>
        </draw:line>
        <draw:line draw:style-name="gr1" draw:text-style-name="P1" draw:layer="layout" svg:x1="1.2cm" svg:y1="4.598cm" svg:x2="1.2cm" svg:y2="3.303cm">
          <text:p/>
        </draw:line>
        <draw:line draw:style-name="gr1" draw:text-style-name="P1" draw:layer="layout" svg:x1="11.56cm" svg:y1="6.56cm" svg:x2="10.265cm" svg:y2="6.56cm">
          <text:p/>
        </draw:line>
        <draw:line draw:style-name="gr1" draw:text-style-name="P1" draw:layer="layout" svg:x1="8.959cm" svg:y1="6.56cm" svg:x2="7.664cm" svg:y2="6.56cm">
          <text:p/>
        </draw:line>
        <draw:line draw:style-name="gr1" draw:text-style-name="P1" draw:layer="layout" svg:x1="6.26cm" svg:y1="6.56cm" svg:x2="4.965cm" svg:y2="6.56cm">
          <text:p/>
        </draw:line>
        <draw:line draw:style-name="gr1" draw:text-style-name="P1" draw:layer="layout" svg:x1="3.759cm" svg:y1="6.56cm" svg:x2="2.464cm" svg:y2="6.56cm">
          <text:p/>
        </draw:line>
        <draw:line draw:style-name="gr1" draw:text-style-name="P1" draw:layer="layout" svg:x1="10.26cm" svg:y1="5.26cm" svg:x2="8.965cm" svg:y2="5.26cm">
          <text:p/>
        </draw:line>
        <draw:line draw:style-name="gr1" draw:text-style-name="P1" draw:layer="layout" svg:x1="7.659cm" svg:y1="5.26cm" svg:x2="6.364cm" svg:y2="5.26cm">
          <text:p/>
        </draw:line>
        <draw:line draw:style-name="gr1" draw:text-style-name="P1" draw:layer="layout" svg:x1="5.06cm" svg:y1="6.56cm" svg:x2="3.765cm" svg:y2="6.56cm">
          <text:p/>
        </draw:line>
        <draw:line draw:style-name="gr1" draw:text-style-name="P1" draw:layer="layout" svg:x1="2.459cm" svg:y1="6.56cm" svg:x2="1.164cm" svg:y2="6.56cm">
          <text:p/>
        </draw:line>
        <draw:line draw:style-name="gr1" draw:text-style-name="P1" draw:layer="layout" svg:x1="10.3cm" svg:y1="6.598cm" svg:x2="10.3cm" svg:y2="5.303cm">
          <text:p/>
        </draw:line>
        <draw:line draw:style-name="gr1" draw:text-style-name="P1" draw:layer="layout" svg:x1="6.3cm" svg:y1="6.599cm" svg:x2="6.3cm" svg:y2="5.304cm">
          <text:p/>
        </draw:line>
        <draw:line draw:style-name="gr1" draw:text-style-name="P1" draw:layer="layout" svg:x1="7.7cm" svg:y1="6.599cm" svg:x2="7.7cm" svg:y2="5.304cm">
          <text:p/>
        </draw:line>
        <draw:line draw:style-name="gr1" draw:text-style-name="P1" draw:layer="layout" svg:x1="9cm" svg:y1="6.6cm" svg:x2="9cm" svg:y2="5.3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4:17:11.789382239</meta:creation-date>
    <dc:date>2018-01-25T14:22:18.470482823</dc:date>
    <meta:editing-duration>PT5M6S</meta:editing-duration>
    <meta:editing-cycles>1</meta:editing-cycles>
    <meta:document-statistic meta:object-count="38"/>
    <meta:generator>LibreOffice/5.1.6.2$Linux_X86_64 LibreOffice_project/10m0$Build-2</meta:generator>
  </office:meta>
</office:document-meta>
</file>